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90000001B44C2B68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Lucida Grande" svg:font-family="'Lucida Grand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3"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4" style:family="paragraph" style:parent-style-name="Standard">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5" style:family="paragraph" style:parent-style-name="Standard">
      <style:paragraph-properties style:line-height-at-least="0.25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6" style:family="paragraph" style:parent-style-name="Standard">
      <style:text-properties fo:color="#2b2b2b" style:font-name="Lucida Grande" fo:font-size="12pt" fo:font-weight="normal" style:font-name-asian="Monaco1" style:font-size-asian="12pt" style:font-weight-asian="normal" style:font-name-complex="Monaco1" style:font-size-complex="12pt" style:font-weight-complex="normal"/>
    </style:style>
    <style:style style:name="P7" style:family="paragraph" style:parent-style-name="Standard">
      <style:paragraph-properties style:line-height-at-least="0.25in" fo:text-align="start" style:justify-single-word="false" style:text-autospace="none"/>
      <style:text-properties fo:color="#2b2b2b" style:font-name="Arial Black1" fo:font-size="12pt" fo:font-weight="bold" style:font-name-asian="LucidaGrande" style:font-size-asian="12pt" style:font-weight-asian="bold" style:font-name-complex="LucidaGrande" style:font-size-complex="12pt" style:font-weight-complex="bold"/>
    </style:style>
    <style:style style:name="P8" style:family="paragraph" style:parent-style-name="Standard">
      <style:paragraph-properties style:line-height-at-least="0.25in" fo:text-align="start" style:justify-single-word="false" style:text-autospace="none"/>
      <style:text-properties fo:color="#2b2b2b" style:font-name="Arial Black" fo:font-size="12pt" fo:font-weight="bold" style:font-name-asian="LucidaGrande" style:font-size-asian="12pt" style:font-weight-asian="bold" style:font-name-complex="LucidaGrande" style:font-size-complex="12pt" style:font-weight-complex="bold"/>
    </style:style>
    <style:style style:name="P9" style:family="paragraph" style:parent-style-name="Standard">
      <style:paragraph-properties style:line-height-at-least="0.25in" fo:text-align="start" style:justify-single-word="false" style:text-autospace="none"/>
    </style:style>
    <style:style style:name="P10" style:family="paragraph" style:parent-style-name="Standard">
      <style:text-properties style:font-name="Monaco1"/>
    </style:style>
    <style:style style:name="P11" style:family="paragraph" style:parent-style-name="Standard">
      <style:text-properties style:font-name="LucidaGrande"/>
    </style:style>
    <style:style style:name="P12" style:family="paragraph" style:parent-style-name="Standard">
      <style:paragraph-properties fo:text-align="center" style:justify-single-word="false"/>
      <style:text-properties style:font-name="LucidaGrande" fo:font-style="normal" style:text-underline-style="none" fo:font-weight="normal" style:font-style-asian="normal" style:font-weight-asian="normal" style:font-style-complex="normal" style:font-weight-complex="normal"/>
    </style:style>
    <style:style style:name="P13"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style:font-name-asian="LucidaGrande" style:font-size-asian="12pt" style:font-name-complex="LucidaGrande" style:font-size-complex="12pt"/>
    </style:style>
    <style:style style:name="P14"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5" style:family="paragraph" style:parent-style-name="Standard">
      <style:paragraph-properties fo:margin-top="0in" fo:margin-bottom="0.1665in" style:line-height-at-least="0.25in" fo:text-align="start" style:justify-single-word="false" style:text-autospace="none"/>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16" style:family="paragraph" style:parent-style-name="Standard">
      <style:paragraph-properties fo:margin-top="0in" fo:margin-bottom="0.1665in" style:line-height-at-least="0.25in" fo:text-align="start" style:justify-single-word="false" style:text-autospace="none"/>
    </style:style>
    <style:style style:name="P17" style:family="paragraph" style:parent-style-name="Standard">
      <style:paragraph-properties fo:margin-top="0in" fo:margin-bottom="0.1665in" style:line-height-at-least="0.25in" fo:text-align="start" style:justify-single-word="false" style:text-autospace="none"/>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P18" style:family="paragraph" style:parent-style-name="Standard">
      <style:paragraph-properties fo:margin-top="0in" fo:margin-bottom="0.1665in" style:line-height-at-least="0.25in" fo:text-align="start" style:justify-single-word="false" fo:background-color="transparent"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19" style:family="paragraph" style:parent-style-name="Standard">
      <style:paragraph-properties fo:margin-top="0in" fo:margin-bottom="0.1665in" style:line-height-at-least="0.25in" fo:text-align="start" style:justify-single-word="false" fo:background-color="transparent" fo:keep-with-next="always"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20" style:family="paragraph" style:parent-style-name="Text_20_body">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1"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2"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3" style:family="paragraph" style:parent-style-name="Standard">
      <style:paragraph-properties fo:margin-top="0in" fo:margin-bottom="0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4" style:family="paragraph" style:parent-style-name="Contents_20_1">
      <style:paragraph-properties fo:line-height="190%">
        <style:tab-stops>
          <style:tab-stop style:position="6.6925in" style:type="right" style:leader-style="dotted" style:leader-text="."/>
        </style:tab-stops>
      </style:paragraph-properties>
    </style:style>
    <style:style style:name="P25" style:family="paragraph" style:parent-style-name="Contents_20_1">
      <style:paragraph-properties fo:margin-top="0.15in" fo:margin-bottom="0in" fo:line-height="190%">
        <style:tab-stops>
          <style:tab-stop style:position="6.6925in" style:type="right" style:leader-style="dotted" style:leader-text="."/>
        </style:tab-stops>
      </style:paragraph-properties>
    </style:style>
    <style:style style:name="P26" style:family="paragraph" style:parent-style-name="Contents_20_2">
      <style:paragraph-properties fo:line-height="190%">
        <style:tab-stops>
          <style:tab-stop style:position="6.4957in" style:type="right" style:leader-style="dotted" style:leader-text="."/>
        </style:tab-stops>
      </style:paragraph-properties>
    </style:style>
    <style:style style:name="P27" style:family="paragraph" style:parent-style-name="Standard" style:list-style-name="L1">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8" style:family="paragraph" style:parent-style-name="Heading_20_1">
      <style:text-properties fo:font-weight="normal" style:font-weight-asian="normal" style:font-weight-complex="normal"/>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fo:font-weight="normal" style:font-weight-asian="normal" style:font-weight-complex="normal"/>
    </style:style>
    <style:style style:name="P31" style:family="paragraph" style:parent-style-name="Heading_20_2">
      <style:text-properties style:font-name="Monaco1" fo:font-size="16pt" style:font-size-asian="16pt" style:font-size-complex="16pt"/>
    </style:style>
    <style:style style:name="P32" style:family="paragraph" style:parent-style-name="Heading_20_2">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P33" style:family="paragraph" style:parent-style-name="Heading_20_2">
      <style:text-properties fo:font-size="16pt" fo:font-style="normal" style:font-size-asian="16pt" style:font-style-asian="normal" style:font-size-complex="16pt" style:font-style-complex="normal"/>
    </style:style>
    <style:style style:name="T1" style:family="text">
      <style:text-properties fo:color="#2b2b2b" style:font-name="ArialMT" fo:font-size="24pt" style:font-name-asian="ArialMT" style:font-size-asian="24pt" style:font-name-complex="ArialMT" style:font-size-complex="24pt"/>
    </style:style>
    <style:style style:name="T2" style:family="text">
      <style:text-properties fo:color="#2b2b2b" style:font-name="ArialMT" fo:font-size="15pt" fo:font-weight="bold" style:font-name-asian="ArialMT" style:font-size-asian="15pt" style:font-weight-asian="bold" style:font-name-complex="ArialMT" style:font-size-complex="15pt" style:font-weight-complex="bold"/>
    </style:style>
    <style:style style:name="T3" style:family="text">
      <style:text-properties fo:color="#2b2b2b" style:font-name="LucidaGrande" fo:font-size="12pt" style:font-name-asian="LucidaGrande" style:font-size-asian="12pt" style:font-name-complex="LucidaGrande" style:font-size-complex="12pt"/>
    </style:style>
    <style:style style:name="T4" style:family="text">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T5" style:family="text">
      <style:text-properties fo:color="#2b2b2b" style:font-name="Monaco1" fo:font-size="12pt" style:font-name-asian="Monaco1" style:font-size-asian="12pt" style:font-name-complex="Monaco1" style:font-size-complex="12pt"/>
    </style:style>
    <style:style style:name="T6" style:family="text">
      <style:text-properties fo:color="#2b2b2b" style:font-name="Monaco1" fo:font-size="12pt" fo:font-weight="normal" style:font-name-asian="Monaco1" style:font-size-asian="12pt" style:font-weight-asian="normal" style:font-name-complex="Monaco1" style:font-size-complex="12pt" style:font-weight-complex="normal"/>
    </style:style>
    <style:style style:name="T7" style:family="text">
      <style:text-properties fo:color="#2b2b2b" style:font-name="Monaco1" fo:font-size="12pt" fo:font-weight="normal" style:font-name-asian="LucidaGrande" style:font-size-asian="12pt" style:font-weight-asian="normal" style:font-name-complex="LucidaGrande" style:font-size-complex="12pt" style:font-weight-complex="normal"/>
    </style:style>
    <style:style style:name="T8" style:family="text">
      <style:text-properties fo:color="#2b2b2b" style:font-name="Lucida Grande" fo:font-size="12pt" fo:font-weight="normal" style:font-name-asian="LucidaGrande" style:font-size-asian="12pt" style:font-weight-asian="normal" style:font-name-complex="LucidaGrande" style:font-size-complex="12pt" style:font-weight-complex="normal"/>
    </style:style>
    <style:style style:name="T9" style:family="text">
      <style:text-properties style:use-window-font-color="true" style:font-name="LucidaGrande" fo:font-size="12pt" style:text-underline-style="solid" style:text-underline-width="auto" style:text-underline-color="font-color" style:font-name-asian="LucidaGrande" style:font-size-asian="12pt" style:font-name-complex="LucidaGrande" style:font-size-complex="12pt"/>
    </style:style>
    <style:style style:name="T10" style:family="text">
      <style:text-properties style:font-name="Monaco1"/>
    </style:style>
    <style:style style:name="T11" style:family="text">
      <style:text-properties style:font-name="Monaco1" fo:font-size="16pt" style:font-size-asian="16pt" style:font-size-complex="16pt"/>
    </style:style>
    <style:style style:name="T12" style:family="text">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T13" style:family="text">
      <style:text-properties fo:font-size="18pt" style:font-size-asian="18pt" style:font-size-complex="18pt"/>
    </style:style>
    <style:style style:name="T14" style:family="text">
      <style:text-properties style:font-name="ArialMT" fo:font-size="15pt" fo:font-weight="bold" style:font-name-asian="ArialMT" style:font-size-asian="15pt" style:font-weight-asian="bold" style:font-name-complex="ArialMT" style:font-size-complex="15pt" style:font-weight-complex="bold"/>
    </style:style>
    <style:style style:name="T15" style:family="text">
      <style:text-properties style:font-name="Arial Black1"/>
    </style:style>
    <style:style style:name="T16" style:family="text">
      <style:text-properties style:font-name="Arial Black1" fo:font-weight="bold" style:font-weight-asian="bold" style:font-weight-complex="bold"/>
    </style:style>
    <style:style style:name="T17" style:family="text">
      <style:text-properties style:font-name="Arial Black1" fo:font-size="12pt" style:font-name-asian="LucidaGrande" style:font-size-asian="12pt" style:font-name-complex="LucidaGrande" style:font-size-complex="12pt"/>
    </style:style>
    <style:style style:name="T18" style:family="text">
      <style:text-properties style:font-name="Arial Black"/>
    </style:style>
    <style:style style:name="T19" style:family="text">
      <style:text-properties style:font-name="Ari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a xlink:type="simple" xlink:href="http://www.domassistant.com/"><draw:frame draw:style-name="fr1" draw:name="graphics1" text:anchor-type="paragraph" svg:width="2.4272in" svg:height="0.2811in" draw:z-index="0"><draw:image xlink:href="Pictures/10000000000000E90000001B44C2B687.png" xlink:type="simple" xlink:show="embed" xlink:actuate="onLoad"/></draw:frame></draw:a></text:p>
      <text:p text:style-name="Standard"/>
      <text:p text:style-name="Standard"/>
      <text:p text:style-name="P12">Version 2.7.4</text:p>
      <text:p text:style-name="Standard"/>
      <text:p text:style-name="P11">DOMAssistant consists of 6 individual modules, where only the core DOMAssistant module is required. Any other module can be used without any relational dependency to each other. Within this documentation, you will find every available method documented together with some example code.</text:p>
      <text:p text:style-name="Standard"/>
      <text:table-of-content text:style-name="Sect1"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4"><text:a xlink:type="simple" xlink:href="#2.DOMAssistant Core Module|outline" text:style-name="Internet_20_link" text:visited-style-name="Internet_20_link"><text:span text:style-name="Internet_20_link"><text:span text:style-name="T19"/></text:span></text:a></text:p>
          <text:p text:style-name="P24"><text:a xlink:type="simple" xlink:href="#2.DOMAssistant Core Module|outline" text:style-name="Internet_20_link" text:visited-style-name="Internet_20_link"><text:span text:style-name="T19">DOMAssistant Core Module</text:span></text:a><text:span text:style-name="T19"><text:tab/>3</text:span></text:p>
          <text:p text:style-name="P26"><text:a xlink:type="simple" xlink:href="#2.1.&#10;$(cssSelector/elementReference)|outline" text:style-name="Internet_20_link" text:visited-style-name="Internet_20_link"><text:span text:style-name="T19">$(cssSelector/elementReference)</text:span></text:a><text:span text:style-name="T19"><text:tab/>3</text:span></text:p>
          <text:p text:style-name="P26"><text:a xlink:type="simple" xlink:href="#2.2.&#10;$$(elementId)|outline" text:style-name="Internet_20_link" text:visited-style-name="Internet_20_link"><text:span text:style-name="T19">$$(elementId)</text:span></text:a><text:span text:style-name="T19"><text:tab/>3</text:span></text:p>
          <text:p text:style-name="P26"><text:a xlink:type="simple" xlink:href="#2.3.&#10;cssSelect(cssSelector)&#10;|outline" text:style-name="Internet_20_link" text:visited-style-name="Internet_20_link"><text:span text:style-name="T19">cssSelect(cssSelector)</text:span></text:a><text:span text:style-name="T19"><text:tab/>4</text:span></text:p>
          <text:p text:style-name="P26"><text:a xlink:type="simple" xlink:href="#2.4.&#10;elmsByAttribute(attr, attrVal, tag)|outline" text:style-name="Internet_20_link" text:visited-style-name="Internet_20_link"><text:span text:style-name="T19">elmsByAttribute(attr, attrVal, tag)</text:span></text:a><text:span text:style-name="T19"><text:tab/>5</text:span></text:p>
          <text:p text:style-name="P26"><text:a xlink:type="simple" xlink:href="#2.5.elmsByTag(tag)|outline" text:style-name="Internet_20_link" text:visited-style-name="Internet_20_link"><text:span text:style-name="T19">elmsByTag(tag)</text:span></text:a><text:span text:style-name="T19"><text:tab/>6</text:span></text:p>
          <text:p text:style-name="P26"><text:a xlink:type="simple" xlink:href="#2.6.&#10;each(functionRef)|outline" text:style-name="Internet_20_link" text:visited-style-name="Internet_20_link"><text:span text:style-name="T19">each(functionRef)</text:span></text:a><text:span text:style-name="T19"><text:tab/>6</text:span></text:p>
          <text:p text:style-name="P26"><text:a xlink:type="simple" xlink:href="#2.7.first()|outline" text:style-name="Internet_20_link" text:visited-style-name="Internet_20_link"><text:span text:style-name="T19">first()</text:span></text:a><text:span text:style-name="T19"><text:tab/>7</text:span></text:p>
          <text:p text:style-name="P26"><text:a xlink:type="simple" xlink:href="#2.8.&#10;end()|outline" text:style-name="Internet_20_link" text:visited-style-name="Internet_20_link"><text:span text:style-name="T19">end()</text:span></text:a><text:span text:style-name="T19"><text:tab/>7</text:span></text:p>
          <text:p text:style-name="P25"><text:a xlink:type="simple" xlink:href="#3.DOMAssistantAJAX Module|outline" text:style-name="Internet_20_link" text:visited-style-name="Internet_20_link"><text:span text:style-name="T19">DOMAssistantAJAX Module</text:span></text:a><text:span text:style-name="T19"><text:tab/>8</text:span></text:p>
          <text:p text:style-name="P26"><text:a xlink:type="simple" xlink:href="#3.1.get(url, callBack)|outline" text:style-name="Internet_20_link" text:visited-style-name="Internet_20_link"><text:span text:style-name="T19">get(url, callBack)</text:span></text:a><text:span text:style-name="T19"><text:tab/>8</text:span></text:p>
          <text:p text:style-name="P26"><text:a xlink:type="simple" xlink:href="#3.2.&#10;post(url, callBack)|outline" text:style-name="Internet_20_link" text:visited-style-name="Internet_20_link"><text:span text:style-name="T19">post(url, callBack)</text:span></text:a><text:span text:style-name="T19"><text:tab/>9</text:span></text:p>
          <text:p text:style-name="P26"><text:a xlink:type="simple" xlink:href="#3.3.&#10;load(url, add)|outline" text:style-name="Internet_20_link" text:visited-style-name="Internet_20_link"><text:span text:style-name="T19">load(url, add)</text:span></text:a><text:span text:style-name="T19"><text:tab/>9</text:span></text:p>
          <text:p text:style-name="P26"><text:a xlink:type="simple" xlink:href="#3.4.ajax(option)|outline" text:style-name="Internet_20_link" text:visited-style-name="Internet_20_link"><text:span text:style-name="T19">ajax(option)</text:span></text:a><text:span text:style-name="T19"><text:tab/>10</text:span></text:p>
          <text:p text:style-name="P26"><text:a xlink:type="simple" xlink:href="#3.5.getReadyState()|outline" text:style-name="Internet_20_link" text:visited-style-name="Internet_20_link"><text:span text:style-name="T19">getReadyState()</text:span></text:a><text:span text:style-name="T19"><text:tab/>11</text:span></text:p>
          <text:p text:style-name="P26"><text:a xlink:type="simple" xlink:href="#3.6.&#10;getStatus()|outline" text:style-name="Internet_20_link" text:visited-style-name="Internet_20_link"><text:span text:style-name="T19">getStatus()</text:span></text:a><text:span text:style-name="T19"><text:tab/>12</text:span></text:p>
          <text:p text:style-name="P26"><text:a xlink:type="simple" xlink:href="#3.7.&#10;getStatusText()|outline" text:style-name="Internet_20_link" text:visited-style-name="Internet_20_link"><text:span text:style-name="T19">getStatusText()</text:span></text:a><text:span text:style-name="T19"><text:tab/>12</text:span></text:p>
          <text:p text:style-name="P25"><text:soft-page-break/><text:a xlink:type="simple" xlink:href="#4.DOMAssistantContent Module|outline" text:style-name="Internet_20_link" text:visited-style-name="Internet_20_link"><text:span text:style-name="T19">DOMAssistantContent Module</text:span></text:a><text:span text:style-name="T19"><text:tab/>13</text:span></text:p>
          <text:p text:style-name="P26"><text:a xlink:type="simple" xlink:href="#4.1.prev()|outline" text:style-name="Internet_20_link" text:visited-style-name="Internet_20_link"><text:span text:style-name="T19">prev()</text:span></text:a><text:span text:style-name="T19"><text:tab/>13</text:span></text:p>
          <text:p text:style-name="P26"><text:a xlink:type="simple" xlink:href="#4.2.&#10;next()|outline" text:style-name="Internet_20_link" text:visited-style-name="Internet_20_link"><text:span text:style-name="T19">next()</text:span></text:a><text:span text:style-name="T19"><text:tab/>13</text:span></text:p>
          <text:p text:style-name="P26"><text:a xlink:type="simple" xlink:href="#4.3.&#10;create(name, attr, append, content)|outline" text:style-name="Internet_20_link" text:visited-style-name="Internet_20_link"><text:span text:style-name="T19">create(name, attr, append, content)</text:span></text:a><text:span text:style-name="T19"><text:tab/>14</text:span></text:p>
          <text:p text:style-name="P26"><text:a xlink:type="simple" xlink:href="#4.4.&#10;setAttributes(attr)|outline" text:style-name="Internet_20_link" text:visited-style-name="Internet_20_link"><text:span text:style-name="T19">setAttributes(attr)</text:span></text:a><text:span text:style-name="T19"><text:tab/>15</text:span></text:p>
          <text:p text:style-name="P26"><text:a xlink:type="simple" xlink:href="#4.5.&#10;addContent(content)|outline" text:style-name="Internet_20_link" text:visited-style-name="Internet_20_link"><text:span text:style-name="T19">addContent(content)</text:span></text:a><text:span text:style-name="T19"><text:tab/>15</text:span></text:p>
          <text:p text:style-name="P26"><text:a xlink:type="simple" xlink:href="#4.6.&#10;replaceContent(newContent)|outline" text:style-name="Internet_20_link" text:visited-style-name="Internet_20_link"><text:span text:style-name="T19">replaceContent(newContent)</text:span></text:a><text:span text:style-name="T19"><text:tab/>16</text:span></text:p>
          <text:p text:style-name="P26"><text:a xlink:type="simple" xlink:href="#4.7.&#10;replace(content, returnNew)|outline" text:style-name="Internet_20_link" text:visited-style-name="Internet_20_link"><text:span text:style-name="T19">replace(content, returnNew)</text:span></text:a><text:span text:style-name="T19"><text:tab/>16</text:span></text:p>
          <text:p text:style-name="P26"><text:a xlink:type="simple" xlink:href="#4.8.&#10;remove()|outline" text:style-name="Internet_20_link" text:visited-style-name="Internet_20_link"><text:span text:style-name="T19">remove()</text:span></text:a><text:span text:style-name="T19"><text:tab/>17</text:span></text:p>
          <text:p text:style-name="P25"><text:a xlink:type="simple" xlink:href="#5.DOMAssistantCSS Module|outline" text:style-name="Internet_20_link" text:visited-style-name="Internet_20_link"><text:span text:style-name="T19">DOMAssistantCSS Module</text:span></text:a><text:span text:style-name="T19"><text:tab/>17</text:span></text:p>
          <text:p text:style-name="P26"><text:a xlink:type="simple" xlink:href="#5.1.&#10;addClass(className)|outline" text:style-name="Internet_20_link" text:visited-style-name="Internet_20_link"><text:span text:style-name="T19">addClass(className)</text:span></text:a><text:span text:style-name="T19"><text:tab/>17</text:span></text:p>
          <text:p text:style-name="P26"><text:a xlink:type="simple" xlink:href="#5.2.&#10;removeClass(className)|outline" text:style-name="Internet_20_link" text:visited-style-name="Internet_20_link"><text:span text:style-name="T19">removeClass(className)</text:span></text:a><text:span text:style-name="T19"><text:tab/>18</text:span></text:p>
          <text:p text:style-name="P26"><text:a xlink:type="simple" xlink:href="#5.3.hasClass(className)|outline" text:style-name="Internet_20_link" text:visited-style-name="Internet_20_link"><text:span text:style-name="T19">hasClass(className)</text:span></text:a><text:span text:style-name="T19"><text:tab/>18</text:span></text:p>
          <text:p text:style-name="P26"><text:a xlink:type="simple" xlink:href="#5.4.&#10;setStyle(style, value)|outline" text:style-name="Internet_20_link" text:visited-style-name="Internet_20_link"><text:span text:style-name="T19">setStyle(style, value)</text:span></text:a><text:span text:style-name="T19"><text:tab/>19</text:span></text:p>
          <text:p text:style-name="P26"><text:a xlink:type="simple" xlink:href="#5.5.getStyle(cssRule)|outline" text:style-name="Internet_20_link" text:visited-style-name="Internet_20_link"><text:span text:style-name="T19">getStyle(cssRule)</text:span></text:a><text:span text:style-name="T19"><text:tab/>19</text:span></text:p>
          <text:p text:style-name="P25"><text:a xlink:type="simple" xlink:href="#6.DOMAssistantEvents Module|outline" text:style-name="Internet_20_link" text:visited-style-name="Internet_20_link"><text:span text:style-name="T19">DOMAssistantEvents Module</text:span></text:a><text:span text:style-name="T19"><text:tab/>20</text:span></text:p>
          <text:p text:style-name="P26"><text:a xlink:type="simple" xlink:href="#6.1.&#10;addEvent(evt, func)|outline" text:style-name="Internet_20_link" text:visited-style-name="Internet_20_link"><text:span text:style-name="T19">addEvent(evt, func)</text:span></text:a><text:span text:style-name="T19"><text:tab/>20</text:span></text:p>
          <text:p text:style-name="P26"><text:a xlink:type="simple" xlink:href="#6.2.&#10;removeEvent(evt, func)|outline" text:style-name="Internet_20_link" text:visited-style-name="Internet_20_link"><text:span text:style-name="T19">removeEvent(evt, func)</text:span></text:a><text:span text:style-name="T19"><text:tab/>21</text:span></text:p>
          <text:p text:style-name="P26"><text:a xlink:type="simple" xlink:href="#6.3.&#10;triggerEvent(evt, target)|outline" text:style-name="Internet_20_link" text:visited-style-name="Internet_20_link"><text:span text:style-name="T19">triggerEvent(evt, target)</text:span></text:a><text:span text:style-name="T19"><text:tab/>21</text:span></text:p>
          <text:p text:style-name="P26"><text:a xlink:type="simple" xlink:href="#6.4.&#10;preventDefault(evt)|outline" text:style-name="Internet_20_link" text:visited-style-name="Internet_20_link"><text:span text:style-name="T19">preventDefault(evt)</text:span></text:a><text:span text:style-name="T19"><text:tab/>22</text:span></text:p>
          <text:p text:style-name="P26"><text:a xlink:type="simple" xlink:href="#6.5.&#10;cancelBubble(evt)|outline" text:style-name="Internet_20_link" text:visited-style-name="Internet_20_link"><text:span text:style-name="T19">cancelBubble(evt)</text:span></text:a><text:span text:style-name="T19"><text:tab/>23</text:span></text:p>
          <text:p text:style-name="P25"><text:a xlink:type="simple" xlink:href="#7.DOMAssistantLoad Module|outline" text:style-name="Internet_20_link" text:visited-style-name="Internet_20_link"><text:span text:style-name="T19">DOMAssistantLoad Module</text:span></text:a><text:span text:style-name="T19"><text:tab/>23</text:span></text:p>
          <text:p text:style-name="P26"><text:a xlink:type="simple" xlink:href="#7.1.&#10;DOMReady()|outline" text:style-name="Internet_20_link" text:visited-style-name="Internet_20_link"><text:span text:style-name="T19">DOMReady()</text:span></text:a><text:span text:style-name="T19"><text:tab/>23</text:span></text:p>
          <text:p text:style-name="P26"><text:a xlink:type="simple" xlink:href="#7.2.setErrorHandling()|outline" text:style-name="Internet_20_link" text:visited-style-name="Internet_20_link"><text:span text:style-name="T19">setErrorHandling()</text:span></text:a><text:span text:style-name="T19"><text:tab/>24</text:span></text:p>
          <text:p text:style-name="P25"><text:a xlink:type="simple" xlink:href="#9.Supported CSS Selectors (CSS 1, CSS 2, CSS 3)|outline" text:style-name="Internet_20_link" text:visited-style-name="Internet_20_link"><text:span text:style-name="T19">Supported CSS Selectors (CSS 1, CSS 2, CSS 3)</text:span></text:a><text:span text:style-name="T19"><text:tab/>25</text:span></text:p>
        </text:index-body>
      </text:table-of-content>
      <text:h text:style-name="P29" text:outline-level="1">DOMAssistant Core Module</text:h>
      <text:p text:style-name="Standard"><text:span text:style-name="T1"><text:line-break/></text:span><text:span text:style-name="T3">The DOMAssistant Core module is required and it lays the groundwork for all </text:span><text:span text:style-name="T3">DOMAssistant functionality. It consists of core functionality and a few important methods to work with.</text:span></text:p>
      <text:h text:style-name="Heading_20_2" text:outline-level="2"><text:line-break/><text:span text:style-name="T11">$(cssSelector/elementReference)</text:span></text:h>
      <text:p text:style-name="P16"><text:span text:style-name="T3">The $ method is used to get a reference to one or several elements. It supports a </text:span><text:a xlink:type="simple" xlink:href="http://www.domassistant.com/documentation/css-selectors.php"><text:span text:style-name="T9">CSS selector</text:span></text:a><text:span text:style-name="T3"> as a string, an already established element reference. It will return the matching element(s) with all the extra DOMAssistant methods applied. A call of any of those methods will fail silently, if the </text:span><text:span text:style-name="T5">$</text:span><text:span text:style-name="T3"> method returned an empty array.</text:span></text:p>
      <text:p text:style-name="P21">Parameters<text:line-break/><text:span text:style-name="T4">Send in a CSS selector or an object reference.</text:span></text:p>
      <text:p text:style-name="P14"><text:span text:style-name="T2">Return value<text:line-break/></text:span>Always return an array of matching elements for a CSS selector. If one single object is sent in, it return that same reference, and if several object references are sent in, it will return an array of those.</text:p>
      <text:p text:style-name="P21">Example calls</text:p>
      <text:p text:style-name="P18">$("#container input[type=text]");</text:p>
      <text:p text:style-name="P18">$("#navigation a");</text:p>
      <text:p text:style-name="P18">$("#news-list");</text:p>
      <text:p text:style-name="P18">$("#container", "#navigation .important-item", "#content");</text:p>
      <text:p text:style-name="P18">$(document.body);</text:p>
      <text:h text:style-name="P31" text:outline-level="2"><text:line-break/>$$(elementId)</text:h>
      <text:p text:style-name="P13">The $$ method is used to get a quick reference to one element, just like <text:soft-page-break/>document.getElementById. It will return a direct reference to the found DOM element, with all the DOMAssistant methods applied to it.</text:p>
      <text:p text:style-name="P13">Contrary to the &lt;code&gt;$&lt;/code&gt; method, if the &lt;code&gt;$$&lt;/code&gt; method didn't return any match, it will throw an error if you try to call any method on it.</text:p>
      <text:p text:style-name="P21">Parameters<text:line-break/><text:span text:style-name="T4">Send in the id of the element you're looking for.</text:span></text:p>
      <text:p text:style-name="P14"><text:span text:style-name="T2">Return value<text:line-break/></text:span>Returns a DOM reference.</text:p>
      <text:p text:style-name="P21">Example calls</text:p>
      <text:p text:style-name="P19">$$("container");</text:p>
      <text:p text:style-name="P10">$$("navigation");</text:p>
      <text:h text:style-name="P32" text:outline-level="2"><text:line-break/>cssSelect(cssSelector)<text:line-break/></text:h>
      <text:p text:style-name="P14">Intended to be used on existing object references, to use a CSS selector to find children element(s) of the current object.</text:p>
      <text:p text:style-name="P21">Parameters</text:p>
      <text:p text:style-name="P7">cssSelector</text:p>
      <text:p text:style-name="P2">Used to select elements. Required.<text:span text:style-name="T14"><text:line-break/></text:span></text:p>
      <text:p text:style-name="P14"><text:span text:style-name="T2">Return value<text:line-break/><text:line-break/></text:span>All calls return an array of element references.</text:p>
      <text:p text:style-name="P21">Example calls</text:p>
      <text:p text:style-name="P15">$(document).cssSelect(".mandatory");</text:p>
      <text:p text:style-name="P15">$$(DOMElementReference).cssSelect(".important[type=test]");</text:p>
      <text:p text:style-name="P17"><text:line-break/><text:soft-page-break/>elmsByClass(className, tag)</text:p>
      <text:p text:style-name="P16"><text:span text:style-name="T4">For getting elements based on their </text:span><text:span text:style-name="T6">className</text:span><text:span text:style-name="T4">. The method has a required parameter which is the desired </text:span><text:span text:style-name="T6">className</text:span><text:span text:style-name="T4">, and one optional if you want to limit the search to a certain tag.</text:span></text:p>
      <text:p text:style-name="P21">Parameters</text:p>
      <text:p text:style-name="P7">className</text:p>
      <text:p text:style-name="P2">Class name to search for. Required.</text:p>
      <text:p text:style-name="P3"><text:line-break/><text:span text:style-name="T15">tag</text:span></text:p>
      <text:p text:style-name="P2">Only search elements that have this tag name. Optional.</text:p>
      <text:p text:style-name="P21"><text:line-break/>Return value</text:p>
      <text:p text:style-name="P14">All calls return an array of element references.</text:p>
      <text:p text:style-name="P21">Example calls</text:p>
      <text:p text:style-name="P15">$("#container").elmsByClass("mandatory");</text:p>
      <text:p text:style-name="P15">$$("container").elmsByClass("external-link", "a");</text:p>
      <text:h text:style-name="Heading_20_2" text:outline-level="2"><text:line-break/><text:span text:style-name="T12">elmsByAttribute(attr, attrVal, tag)</text:span></text:h>
      <text:p text:style-name="P14">For getting elements based on if they have a certain attribute. You can also specify if that attribute should have a speific value and if you want to limit the search to a certain tag. Only the first parameter specifying the attribute is required.</text:p>
      <text:p text:style-name="P21">Parameters</text:p>
      <text:p text:style-name="P7">attr</text:p>
      <text:p text:style-name="P2">Attribute name to look for. Required.</text:p>
      <text:p text:style-name="P3"><text:line-break/><text:span text:style-name="T15">attrVal</text:span></text:p>
      <text:p text:style-name="P9"><text:span text:style-name="T4">Value that the desired attribute has to have. Optional. Use wildcard character ("*") if you want any attribute value but still want to specify </text:span><text:span text:style-name="T6">tag</text:span><text:span text:style-name="T4">.</text:span></text:p>
      <text:p text:style-name="P3"><text:soft-page-break/><text:line-break/><text:span text:style-name="T15">tag</text:span></text:p>
      <text:p text:style-name="P2">Only search elements that have this tag name. Optional.</text:p>
      <text:p text:style-name="P21"/>
      <text:p text:style-name="P14"><text:span text:style-name="T2">Return value<text:line-break/><text:line-break/></text:span>All calls return an array of element references.</text:p>
      <text:p text:style-name="P21">Example calls</text:p>
      <text:p text:style-name="P15">$("#container").elmsByAttribute("href");</text:p>
      <text:p text:style-name="P15">$$("container").elmsByAttribute("name", "subscription");</text:p>
      <text:p text:style-name="P4">$$("container").elmsByAttribute("type", "text", "input");<text:line-break/></text:p>
      <text:h text:style-name="P32" text:outline-level="2">elmsByTag(tag)</text:h>
      <text:p text:style-name="P16"><text:span text:style-name="T4">For getting elements based on their </text:span><text:span text:style-name="T6">tag</text:span><text:span text:style-name="T4">, i.e. what element it is. The method has one required parameter which is the name of the desired </text:span><text:span text:style-name="T6">tag</text:span><text:span text:style-name="T4">.</text:span></text:p>
      <text:p text:style-name="P21">Return value</text:p>
      <text:p text:style-name="P14">All calls return an array of element references.</text:p>
      <text:p text:style-name="P21">Parameters</text:p>
      <text:p text:style-name="P7">tag</text:p>
      <text:p text:style-name="P2">Tag name to search for. Required.</text:p>
      <text:p text:style-name="P21"><text:line-break/>Example calls</text:p>
      <text:p text:style-name="P15">$$("container").elmsByTag("input");</text:p>
      <text:h text:style-name="Heading_20_2" text:outline-level="2"><text:line-break/><text:span text:style-name="T12">each(functionRef)</text:span></text:h>
      <text:p text:style-name="P14">For running a function on each of the items in a returned array element reference collection.</text:p>
      <text:p text:style-name="P21"><text:soft-page-break/>Return value</text:p>
      <text:p text:style-name="P14">All calls return either a single element reference or an array of element references.</text:p>
      <text:p text:style-name="P21">Parameters</text:p>
      <text:p text:style-name="P7">functionRef</text:p>
      <text:p text:style-name="P2">Function which will be called for each item in the array of elements it's called on. Can be an anonymous function or a function reference.</text:p>
      <text:p text:style-name="P21"><text:line-break/>Example calls</text:p>
      <text:p text:style-name="P15">$("#navigation a").each(function () {<text:line-break/><text:tab/> // Do some JavaScript magic }<text:line-break/>);</text:p>
      <text:h text:style-name="P32" text:outline-level="2">first()</text:h>
      <text:p text:style-name="P14">To get a reference to the first match in a collection<text:span text:style-name="T3">.</text:span></text:p>
      <text:p text:style-name="P21">Return value</text:p>
      <text:p text:style-name="P14">Returns a reference to the first element match in a collection, with the <text:span text:style-name="T3">DOMAssistant methods applied.</text:span></text:p>
      <text:p text:style-name="P21">Parameters</text:p>
      <text:p text:style-name="P14">None</text:p>
      <text:p text:style-name="P21"><text:line-break/>Example calls</text:p>
      <text:p text:style-name="P15">$("#navigation a").first();</text:p>
      <text:h text:style-name="P32" text:outline-level="2"><text:line-break/>end()</text:h>
      <text:p text:style-name="P14">To step one step up in the currect chaining context.</text:p>
      <text:p text:style-name="P21">Return value</text:p>
      <text:p text:style-name="P14"><text:soft-page-break/>Returns a value to the previous element set in the chain.</text:p>
      <text:p text:style-name="P21">Parameters</text:p>
      <text:p text:style-name="P2">None</text:p>
      <text:p text:style-name="P21"><text:line-break/>Example calls</text:p>
      <text:p text:style-name="P15">// Returns a reference to the anchor elements<text:line-break/>$("#navigation a").create(<text:span text:style-name="T6">"span", null, true</text:span>).end();</text:p>
      <text:h text:style-name="P28" text:outline-level="1">DOMAssistantAJAX Module</text:h>
      <text:p text:style-name="P13">The DOMAssistantAJAX module offers basic AJAX interaction for retrieving data from a URL and then passing on the returned content to any function, or load the content into an element.</text:p>
      <text:h text:style-name="P33" text:outline-level="2">get(url, callBack)</text:h>
      <text:p text:style-name="P16"><text:span text:style-name="T3">Makes a GET request to the specified URL and calls the set callBack function. The first parameter of the then called callBack function will be the </text:span><text:span text:style-name="T5">responseText</text:span><text:span text:style-name="T3"> of the AJAX call. If this method is called on an element, the callBack function context will be the element, i.e. the keyword </text:span><text:span text:style-name="T5">this</text:span><text:span text:style-name="T3"> will refer to the element which called the </text:span><text:span text:style-name="T5">get</text:span><text:span text:style-name="T3"> method in the first place.</text:span></text:p>
      <text:p text:style-name="P21">Parameters</text:p>
      <text:p text:style-name="P7">url</text:p>
      <text:p text:style-name="P2">URL to make an AJAX call to. Required.</text:p>
      <text:p text:style-name="P3"><text:line-break/><text:span text:style-name="T15">callBack</text:span></text:p>
      <text:p text:style-name="P2">Function name or anonymous function to call when the AJAX request is complete. Optional.</text:p>
      <text:p text:style-name="P21"><text:line-break/>Return value</text:p>
      <text:p text:style-name="P14"><text:span text:style-name="T4">Element which called the method</text:span>.</text:p>
      <text:p text:style-name="P21"><text:soft-page-break/>Example calls</text:p>
      <text:p text:style-name="P15">$("news").get("news.php", insertNews);</text:p>
      <text:p text:style-name="P15">DOMAssistant.AJAX.get("my-url.aspx", callbackFunctionName);</text:p>
      <text:h text:style-name="Heading_20_2" text:outline-level="2"><text:line-break/>post(url, callBack)</text:h>
      <text:p text:style-name="P16"><text:span text:style-name="T4">Makes a POST request to the specified URL and calls the set callBack function. The first parameter of the then called callBack function will be the </text:span><text:span text:style-name="T6">responseText</text:span><text:span text:style-name="T4"> of the AJAX call. If this method is called on an element, the callBack function context will be the element, i.e. the keyword </text:span><text:span text:style-name="T6">this</text:span><text:span text:style-name="T4"> will refer to the element which called the </text:span><text:span text:style-name="T6">post</text:span><text:span text:style-name="T4"> method in the first place.</text:span></text:p>
      <text:p text:style-name="P21">Parameters</text:p>
      <text:p text:style-name="P7">url</text:p>
      <text:p text:style-name="P2">URL to make an AJAX call to. Required.</text:p>
      <text:p text:style-name="P3"><text:line-break/><text:span text:style-name="T15">callBack</text:span></text:p>
      <text:p text:style-name="P2">Function name or anonymous function to call when the AJAX request is complete. Optional.</text:p>
      <text:p text:style-name="P21"><text:line-break/>Return value</text:p>
      <text:p text:style-name="P14"><text:span text:style-name="T4">Element which called the method</text:span>.</text:p>
      <text:p text:style-name="P21">Example calls</text:p>
      <text:p text:style-name="P15">$("news").post("news.php?value=true", insertNews);</text:p>
      <text:p text:style-name="P15">DOMAssistant.AJAX.post("my-url.aspx?number=10", callbackFunctionName);</text:p>
      <text:h text:style-name="Heading_20_2" text:outline-level="2"><text:line-break/>load(url, add)</text:h>
      <text:p text:style-name="P14">Makes a request to the specified URL and loads the returned content into the element <text:soft-page-break/>which the method is called on.</text:p>
      <text:p text:style-name="P21">Parameters</text:p>
      <text:p text:style-name="P7">url</text:p>
      <text:p text:style-name="P2">URL to make an AJAX call to. Required.</text:p>
      <text:p text:style-name="P3"><text:line-break/><text:span text:style-name="T15">add</text:span></text:p>
      <text:p text:style-name="P2">A boolean, if the retrieved content shall be appended to the already existing content, as opposed to replacing it. Optional.</text:p>
      <text:p text:style-name="P21"><text:line-break/>Return value</text:p>
      <text:p text:style-name="P14"><text:span text:style-name="T4">Element which called the method</text:span>.</text:p>
      <text:p text:style-name="P21">Example calls</text:p>
      <text:p text:style-name="P15">$("directions").load("maps.php");</text:p>
      <text:p text:style-name="P15">$("contacts").load("staff.aspx", <text:span text:style-name="T6">true</text:span>);</text:p>
      <text:p text:style-name="P6"/>
      <text:h text:style-name="Heading_20_2" text:outline-level="2">ajax(option)</text:h>
      <text:p text:style-name="P14">A general-purpose method of doing more advanced AJAX calls where parameters are set manually.<text:line-break/><text:line-break/><text:span text:style-name="T2">Parameters<text:line-break/><text:line-break/></text:span><text:span text:style-name="T16">option</text:span></text:p>
      <text:p text:style-name="P2">A JavaScript object with different paramets set. Available parameters are: </text:p>
      <text:p text:style-name="P2"/>
      <text:list xml:id="list20665670" text:style-name="L1">
        <text:list-item>
          <text:p text:style-name="P27">url</text:p>
        </text:list-item>
        <text:list-item>
          <text:p text:style-name="P27">method (<text:span text:style-name="T6">"</text:span>GET<text:span text:style-name="T6">"</text:span> or <text:span text:style-name="T6">"</text:span>POST<text:span text:style-name="T6">"</text:span>)</text:p>
        </text:list-item>
        <text:list-item>
          <text:p text:style-name="P27">params</text:p>
        </text:list-item>
        <text:list-item>
          <text:p text:style-name="P27">callback (function reference)</text:p>
        </text:list-item>
        <text:list-item>
          <text:p text:style-name="P27">headers</text:p>
        </text:list-item>
        <text:list-item>
          <text:p text:style-name="P27"><text:soft-page-break/>responseType ("text", "xml" or "json")</text:p>
        </text:list-item>
        <text:list-item>
          <text:p text:style-name="P27">timeout</text:p>
        </text:list-item>
        <text:list-item>
          <text:p text:style-name="P27">exception (function reference)</text:p>
          <text:p text:style-name="P27"/>
        </text:list-item>
      </text:list>
      <text:p text:style-name="P2">The object is required, but out of the parameters, only url is mandatory. If not filled in, it defaults to a GET request with responseType <text:span text:style-name="T6">"text".</text:span></text:p>
      <text:p text:style-name="P5"><text:line-break/>Return value</text:p>
      <text:p text:style-name="P14"><text:span text:style-name="T4">Element which called the method</text:span>.</text:p>
      <text:p text:style-name="P21">Example calls</text:p>
      <text:p text:style-name="P15"><text:span text:style-name="T6">$("#container").ajax({<text:line-break/><text:tab/>url : "ajax.php",<text:line-break/><text:tab/>method : "POST",<text:line-break/><text:tab/>params : "name=DOMAssistant",<text:line-break/><text:tab/>callback : functionReference,<text:line-break/><text:tab/>headers : {<text:line-break/><text:tab/><text:tab/>"Content-type" : "application/x-www-form-urlencoded"<text:line-break/><text:tab/>},<text:line-break/><text:tab/>responseType : "text",<text:line-break/><text:tab/>timeout : 5000,<text:line-break/><text:tab/>exception : function(e) {<text:line-break/><text:tab/><text:tab/>alert(</text:span>"Ajax error: " + (e.message || e.description)<text:span text:style-name="T6">);<text:line-break/><text:tab/>}</text:span><text:line-break/><text:span text:style-name="T6">});</text:span></text:p>
      <text:h text:style-name="Heading_20_2" text:outline-level="2">getReadyState()</text:h>
      <text:p text:style-name="P16"><text:span text:style-name="T4">Helper method to check the current </text:span><text:span text:style-name="T6">readyState</text:span><text:span text:style-name="T4"> of the XMLHttpRequest.</text:span></text:p>
      <text:p text:style-name="P21">Parameters</text:p>
      <text:p text:style-name="P14">None</text:p>
      <text:p text:style-name="P21">Return value</text:p>
      <text:p text:style-name="P14">Integer.</text:p>
      <text:p text:style-name="P22"><text:soft-page-break/>0 = uninitialized</text:p>
      <text:p text:style-name="P22">1 = loading</text:p>
      <text:p text:style-name="P22">2 = loaded</text:p>
      <text:p text:style-name="P22">3 = interactive</text:p>
      <text:p text:style-name="P22">4 = complete</text:p>
      <text:p text:style-name="P21"><text:line-break/>Example calls</text:p>
      <text:p text:style-name="P15">DOMAssistant.AJAX.getReadyState();</text:p>
      <text:h text:style-name="Heading_20_2" text:outline-level="2"><text:line-break/>getStatus()</text:h>
      <text:p text:style-name="P16"><text:span text:style-name="T4">Helper method to check the current </text:span><text:span text:style-name="T6">status</text:span><text:span text:style-name="T4"> of the XMLHttpRequest.</text:span></text:p>
      <text:p text:style-name="P21">Parameters</text:p>
      <text:p text:style-name="P14">None</text:p>
      <text:p text:style-name="P21">Return value</text:p>
      <text:p text:style-name="P14">Integer. Examples are 200 for OK and 404 for Not Found.</text:p>
      <text:p text:style-name="P21">Example calls</text:p>
      <text:p text:style-name="P15">DOMAssistant.AJAX.getStatus();</text:p>
      <text:h text:style-name="Heading_20_2" text:outline-level="2"><text:line-break/>getStatusText()</text:h>
      <text:p text:style-name="P16"><text:span text:style-name="T4">Helper method to check the current </text:span><text:span text:style-name="T6">status text </text:span><text:span text:style-name="T4">of the XMLHttpRequest.</text:span></text:p>
      <text:p text:style-name="P21">Parameters</text:p>
      <text:p text:style-name="P14">None</text:p>
      <text:p text:style-name="P21">Return value</text:p>
      <text:p text:style-name="P14">String. The text accompanying the status code.</text:p>
      <text:p text:style-name="P21">Example calls</text:p>
      <text:p text:style-name="P15"><text:soft-page-break/>DOMAssistant.AJAX.getStatusText();</text:p>
      <text:p text:style-name="P15"/>
      <text:h text:style-name="P28" text:outline-level="1">DOMAssistantContent Module</text:h>
      <text:p text:style-name="P13">The DOMAssistantContent module offers various methods for adding and removing content and elements to the page.</text:p>
      <text:h text:style-name="Heading_20_2" text:outline-level="2">prev()</text:h>
      <text:p text:style-name="P13">Gets a reference to the previous HTML element, automatically bypassing any text nodes that might in between.</text:p>
      <text:p text:style-name="P21">Parameters</text:p>
      <text:p text:style-name="P14">None.</text:p>
      <text:p text:style-name="P21">Return value</text:p>
      <text:p text:style-name="P14">Element's previous sibling element.</text:p>
      <text:p text:style-name="P21">Example calls</text:p>
      <text:p text:style-name="P15">$("container").prev();</text:p>
      <text:h text:style-name="Heading_20_2" text:outline-level="2"><text:line-break/>next()</text:h>
      <text:p text:style-name="P14">Gets a reference to the next HTML element, automatically bypassing any text nodes that might in between.</text:p>
      <text:p text:style-name="P21">Parameters</text:p>
      <text:p text:style-name="P14">None.</text:p>
      <text:p text:style-name="P21">Return value</text:p>
      <text:p text:style-name="P14">Element's next sibling element.</text:p>
      <text:p text:style-name="P21">Example calls</text:p>
      <text:p text:style-name="P15"><text:soft-page-break/>$("container").next();</text:p>
      <text:h text:style-name="Heading_20_2" text:outline-level="2"><text:line-break/>create(name, attr, append, content)</text:h>
      <text:p text:style-name="P14">Creates an element, and optionally sets attributes on it, appends it to the current element and adds content to it.</text:p>
      <text:p text:style-name="P21">Parameters</text:p>
      <text:p text:style-name="P7">name</text:p>
      <text:p text:style-name="P2">Tag name for the new element. Required.</text:p>
      <text:p text:style-name="P3"><text:line-break/><text:span text:style-name="T15">attr</text:span></text:p>
      <text:p text:style-name="P2">An object containing attributes and their values. Optional.</text:p>
      <text:p text:style-name="P3"><text:line-break/><text:span text:style-name="T15">append</text:span></text:p>
      <text:p text:style-name="P2">Boolean if the new element should be appended right away. Optional.</text:p>
      <text:p text:style-name="P3"><text:line-break/><text:span text:style-name="T15">content</text:span></text:p>
      <text:p text:style-name="P2">A string or HTML object that will become the content of the newly created element. Optional.</text:p>
      <text:p text:style-name="P21"><text:line-break/>Return value</text:p>
      <text:p text:style-name="P14">Element created by the method.</text:p>
      <text:p text:style-name="P21">Example calls</text:p>
      <text:p text:style-name="P15">$("container").create("div");</text:p>
      <text:p text:style-name="P15">$("container").create("div", { id : "my-div", className : "my-class" });</text:p>
      <text:p text:style-name="P15">$("container").create("div", null, false, "Hello!");</text:p>
      <text:p text:style-name="P15">$("container").create("div", { id : "my-div", className : "my-class" }, true, "Hi there!");</text:p>
      <text:h text:style-name="Heading_20_2" text:outline-level="2"><text:soft-page-break/><text:line-break/>setAttributes(attr)</text:h>
      <text:p text:style-name="P14">Sets attributes on the current element.</text:p>
      <text:p text:style-name="P21">Parameters</text:p>
      <text:p text:style-name="P7">attr</text:p>
      <text:p text:style-name="P2">An object containing attributes and their values. Required.</text:p>
      <text:p text:style-name="P21"/>
      <text:p text:style-name="P21">Return value</text:p>
      <text:p text:style-name="P14">Element which called the method.</text:p>
      <text:p text:style-name="P21">Example calls</text:p>
      <text:p text:style-name="P15">$("container").setAttributes({ id : "my-div", className : "my-class" });</text:p>
      <text:h text:style-name="Heading_20_2" text:outline-level="2"><text:line-break/>addContent(content)</text:h>
      <text:p text:style-name="P14">Adds content to the current element.</text:p>
      <text:p text:style-name="P21">Parameters</text:p>
      <text:p text:style-name="P7">content</text:p>
      <text:p text:style-name="P9"><text:span text:style-name="T4">Can either be a string, which will then be applied using </text:span><text:span text:style-name="T6">innerHTML</text:span><text:span text:style-name="T4">, or an HTML object that will be applied using </text:span><text:span text:style-name="T6">appendChild</text:span><text:span text:style-name="T4">.</text:span></text:p>
      <text:p text:style-name="P21"><text:line-break/>Return value</text:p>
      <text:p text:style-name="P14">Element which called the method.</text:p>
      <text:p text:style-name="P21">Example calls</text:p>
      <text:p text:style-name="P15">$("container").addContent("&lt;p&gt;A new paragraph&lt;/p&gt;");</text:p>
      <text:p text:style-name="P15">$("container").addContent(document.createElement("p"));</text:p>
      <text:h text:style-name="Heading_20_2" text:outline-level="2"><text:soft-page-break/><text:line-break/>replaceContent(newContent)</text:h>
      <text:p text:style-name="P14">Replaces the content of the current element with new content.</text:p>
      <text:p text:style-name="P21">Parameters</text:p>
      <text:p text:style-name="P7">newContent</text:p>
      <text:p text:style-name="P9"><text:span text:style-name="T4">Can either be a string, which will then be applied using </text:span><text:span text:style-name="T6">innerHTML</text:span><text:span text:style-name="T4">, or a HTML object that will be applied using </text:span><text:span text:style-name="T6">appendChild</text:span><text:span text:style-name="T4">.</text:span></text:p>
      <text:p text:style-name="P21"><text:line-break/>Return value</text:p>
      <text:p text:style-name="P14">Element which called the method.</text:p>
      <text:p text:style-name="P21">Example calls</text:p>
      <text:p text:style-name="P15">$("container").replaceContent("&lt;p&gt;A new paragraph&lt;/p&gt;");</text:p>
      <text:p text:style-name="P15">$("container").replaceContent(document.createElement("p"));</text:p>
      <text:h text:style-name="Heading_20_2" text:outline-level="2"><text:line-break/>replace(content, returnNew)</text:h>
      <text:p text:style-name="P14">Replaces the current element with a new one.</text:p>
      <text:p text:style-name="P21">Parameters</text:p>
      <text:p text:style-name="P7">content</text:p>
      <text:p text:style-name="P2">New content that can be specified either through an element, string or number reference.</text:p>
      <text:p text:style-name="P23"><text:line-break/><text:span text:style-name="T17">returnNew</text:span></text:p>
      <text:p text:style-name="P2">If set to true, the new element is returned; otherwise the replaced element is returned. Optional.</text:p>
      <text:p text:style-name="P21"><text:line-break/>Return value</text:p>
      <text:p text:style-name="P14">Either the replaced element or the new element.</text:p>
      <text:p text:style-name="P21">Example calls</text:p>
      <text:p text:style-name="P15"><text:soft-page-break/>$("container").replace("&lt;div&gt;&lt;em&gt;Way&lt;/em&gt; cooler content!&lt;/div&gt;");</text:p>
      <text:p text:style-name="P15">var newElem = $$("placeholder").replace(elementRef, true);</text:p>
      <text:h text:style-name="Heading_20_2" text:outline-level="2"><text:line-break/>remove()</text:h>
      <text:p text:style-name="P14">Removes the current element.</text:p>
      <text:p text:style-name="P21">Parameters</text:p>
      <text:p text:style-name="P14">None.</text:p>
      <text:p text:style-name="P21">Return value</text:p>
      <text:p text:style-name="P14">Null.</text:p>
      <text:p text:style-name="P21">Example calls</text:p>
      <text:p text:style-name="P15">$("container").remove();</text:p>
      <text:p text:style-name="P15"/>
      <text:h text:style-name="P28" text:outline-level="1">DOMAssistantCSS Module</text:h>
      <text:p text:style-name="P13">The DOMAssistantCSS module offers various methods for adding and removing CSS classes, checking if an element has a certain class and getting the rendered style for a specific property on an element.</text:p>
      <text:h text:style-name="Heading_20_2" text:outline-level="2"><text:line-break/>addClass(className)</text:h>
      <text:p text:style-name="P13">Adds a class name to the current element, unless it already exists.</text:p>
      <text:p text:style-name="P21">Parameters</text:p>
      <text:p text:style-name="P7">className</text:p>
      <text:p text:style-name="P2">Desired class name to be added. Required.</text:p>
      <text:p text:style-name="P21"><text:line-break/>Return value</text:p>
      <text:p text:style-name="P14"><text:soft-page-break/>Element which called the method.</text:p>
      <text:p text:style-name="P21">Example calls</text:p>
      <text:p text:style-name="P15">$("container").addClass("selected");</text:p>
      <text:h text:style-name="Heading_20_2" text:outline-level="2"><text:line-break/>removeClass(className)</text:h>
      <text:p text:style-name="P14">Removes a class name from the current element.</text:p>
      <text:p text:style-name="P21">Parameters</text:p>
      <text:p text:style-name="P7">className</text:p>
      <text:p text:style-name="P2">Desired class name to remove. Required.</text:p>
      <text:p text:style-name="P21"><text:line-break/>Return value</text:p>
      <text:p text:style-name="P14">Element which called the method.</text:p>
      <text:p text:style-name="P21">Example calls</text:p>
      <text:p text:style-name="P15">$("container").removeClass("selected");</text:p>
      <text:h text:style-name="Heading_20_2" text:outline-level="2">hasClass(className)</text:h>
      <text:p text:style-name="P14">Checks whether the current element has a certain class name.</text:p>
      <text:p text:style-name="P21">Parameters</text:p>
      <text:p text:style-name="P7">className</text:p>
      <text:p text:style-name="P2">Class name to check if it exists on the current element. Required.</text:p>
      <text:p text:style-name="P21"><text:line-break/>Return value</text:p>
      <text:p text:style-name="P14">Boolean. Whether the element has the requested class or not.</text:p>
      <text:p text:style-name="P21">Example calls</text:p>
      <text:p text:style-name="P4">$("container").hasClass("selected");</text:p>
      <text:h text:style-name="Heading_20_2" text:outline-level="2"><text:soft-page-break/><text:line-break/>setStyle(style, value)</text:h>
      <text:p text:style-name="P16"><text:span text:style-name="T4">Sets one or several styles inline of an element. Note: it uses CSS syntax instead of JavaScript property syntax. i.e. </text:span><text:span text:style-name="T6">background-color</text:span><text:span text:style-name="T4"> instead of </text:span><text:span text:style-name="T6">backgroundColor</text:span><text:span text:style-name="T4"> etc.</text:span></text:p>
      <text:p text:style-name="P21">Parameters</text:p>
      <text:p text:style-name="P7">style</text:p>
      <text:p text:style-name="P9"><text:span text:style-name="T4">CSS property to set. Can be a string, and is then used in conjunction with the </text:span><text:span text:style-name="T7">value</text:span><text:span text:style-name="T8">, or as an object with several style values</text:span><text:span text:style-name="T4">. Required.</text:span></text:p>
      <text:p text:style-name="P2"/>
      <text:p text:style-name="P7">value</text:p>
      <text:p text:style-name="P9"><text:span text:style-name="T4">The value of the desired style, if the </text:span><text:span text:style-name="T7">style</text:span><text:span text:style-name="T4"> parameter is a string. Optional.</text:span></text:p>
      <text:p text:style-name="P21"><text:line-break/>Return value</text:p>
      <text:p text:style-name="P14">Element which called the method.</text:p>
      <text:p text:style-name="P21">Example calls</text:p>
      <text:p text:style-name="P4">$("#container").setStyle("border", "10px solid red");<text:line-break/></text:p>
      <text:p text:style-name="P4">$("#container").setStyle({<text:line-break/><text:tab/>background : "#ffffa2",<text:line-break/><text:tab/>color : "#f00",</text:p>
      <text:p text:style-name="Standard"><text:span text:style-name="T6"><text:tab/>opacity : 0.5<text:line-break/>});</text:span><text:line-break/></text:p>
      <text:h text:style-name="Heading_20_2" text:outline-level="2">getStyle(cssRule)</text:h>
      <text:p text:style-name="P16"><text:span text:style-name="T4">Gets the rendered style for a certain CSS property on the current element, no matter if it was applied inline or from an external stylesheet. Note: make sure to look for the specific property instead of general ones. I.e. </text:span><text:span text:style-name="T6">background-color</text:span><text:span text:style-name="T4"> instead of </text:span><text:span text:style-name="T6">background</text:span><text:span text:style-name="T4"> etc.</text:span></text:p>
      <text:p text:style-name="P21">Parameters</text:p>
      <text:p text:style-name="P7">cssRule</text:p>
      <text:p text:style-name="P9"><text:span text:style-name="T4">CSS property to check value of. Use CSS syntax for the property, i.e. </text:span><text:span text:style-name="T6">background-color</text:span><text:span text:style-name="T4"> instead of </text:span><text:span text:style-name="T6">backgroundColor</text:span><text:span text:style-name="T4">. Required.</text:span></text:p>
      <text:p text:style-name="P21"><text:line-break/><text:soft-page-break/>Return value</text:p>
      <text:p text:style-name="P14">String. The value of the requested style.</text:p>
      <text:p text:style-name="P21">Example calls</text:p>
      <text:p text:style-name="P15">$("container").getStyle("background-color");</text:p>
      <text:p text:style-name="P15"/>
      <text:h text:style-name="P28" text:outline-level="1">DOMAssistantEvents Module</text:h>
      <text:p text:style-name="P13">The DOMAssistantEvents module offers various methods for adding and removing handlers for one or several events on an element. It also contains functionality for stopping default actions and bubbling of events.</text:p>
      <text:h text:style-name="Heading_20_2" text:outline-level="2"><text:line-break/>addEvent(evt, func)</text:h>
      <text:p text:style-name="P16"><text:span text:style-name="T3">Adds an event handler to the current element. Multiple event handlers are supported, and the receiving funtion will have an event object reference and a </text:span><text:span text:style-name="T5">this</text:span><text:span text:style-name="T3"> reference to the element it occurred on, no matter what web browser. For accessibility reasons, please </text:span><text:span text:style-name="T3">make sure to only apply click events to elements that can handle them without JavaScript enabled.</text:span></text:p>
      <text:p text:style-name="P21">Parameters</text:p>
      <text:p text:style-name="P7">evt</text:p>
      <text:p text:style-name="P2">Event to apply, specified as a string, without the "on" prefix. Custom events are acceptable.</text:p>
      <text:p text:style-name="P3"><text:line-break/><text:span text:style-name="T15">func</text:span></text:p>
      <text:p text:style-name="P2">Function to handle the event, specified as a function reference (without parentheses) or an anonymous function.</text:p>
      <text:p text:style-name="P21"><text:line-break/>Return value</text:p>
      <text:p text:style-name="P14">Element which called the method.</text:p>
      <text:p text:style-name="P21"><text:soft-page-break/>Example calls</text:p>
      <text:p text:style-name="P15">$("container").addEvent("click", getListing);</text:p>
      <text:p text:style-name="P15">$("container").addEvent("click", function (){ alert("Hello darling!"); });</text:p>
      <text:h text:style-name="Heading_20_2" text:outline-level="2"><text:line-break/>removeEvent(evt, func)</text:h>
      <text:p text:style-name="P14">Removes either a specific event handler or all of them from the current element.</text:p>
      <text:p text:style-name="P21">Parameters</text:p>
      <text:p text:style-name="P8">evt</text:p>
      <text:p text:style-name="P2">Event to remove, specified as a string, without the "on" prefix.</text:p>
      <text:p text:style-name="P3"><text:line-break/><text:span text:style-name="T18">func</text:span></text:p>
      <text:p text:style-name="P2">Function to stop from handling the event, specified as a function reference (without parentheses). Optional. If unspecified, all handlers (including inline event handlers) for the event will be removed.</text:p>
      <text:p text:style-name="P21"><text:line-break/>Return value</text:p>
      <text:p text:style-name="P14">Element which called the method.</text:p>
      <text:p text:style-name="P21">Example calls</text:p>
      <text:p text:style-name="P15">$("container").removeEvent("click", getListing);</text:p>
      <text:p text:style-name="P15">$("tr:nth-child(odd)")<text:line-break/><text:tab/>.removeEvent("mouseover")<text:line-break/><text:tab/>.removeEvent("mouseout");</text:p>
      <text:h text:style-name="Heading_20_2" text:outline-level="2"><text:line-break/>triggerEvent(evt, target)</text:h>
      <text:p text:style-name="P14">Triggers an event on the current element, and optionally sets the target to which the event is dispatched to. Note that the actual event does not happen - this method merely triggers the event handlers.</text:p>
      <text:p text:style-name="P21"><text:soft-page-break/>Parameters</text:p>
      <text:p text:style-name="P8">evt</text:p>
      <text:p text:style-name="P2">Event to trigger, specified as a string, without the "on" prefix. Custom events are acceptable.</text:p>
      <text:p text:style-name="P3"><text:line-break/><text:span text:style-name="T18">target</text:span></text:p>
      <text:p text:style-name="P2">The target element to which the event is dispatched. Optional.</text:p>
      <text:p text:style-name="P21"><text:line-break/>Return value</text:p>
      <text:p text:style-name="P14">Element which called the method.</text:p>
      <text:p text:style-name="P21">Example calls</text:p>
      <text:p text:style-name="P15">$("news").triggerEvent("click");</text:p>
      <text:p text:style-name="P15">$("home-link").triggerEvent("customevent", elementRef);</text:p>
      <text:h text:style-name="Heading_20_2" text:outline-level="2"><text:line-break/>preventDefault(evt)</text:h>
      <text:p text:style-name="P14">Prevents the default action of an event. Can be called from any function, and is not a method of any element.</text:p>
      <text:p text:style-name="P21">Parameters</text:p>
      <text:p text:style-name="P8">evt</text:p>
      <text:p text:style-name="P2">Event to prevent the default action of.</text:p>
      <text:p text:style-name="P21"><text:line-break/>Return value</text:p>
      <text:p text:style-name="P14">None.</text:p>
      <text:p text:style-name="P21">Example calls</text:p>
      <text:p text:style-name="P15">DOMAssistant.preventDefault(eventReference);</text:p>
      <text:h text:style-name="Heading_20_2" text:outline-level="2"><text:soft-page-break/><text:line-break/>cancelBubble(evt)</text:h>
      <text:p text:style-name="P14">Cancels the bubbling of an event. Can be called from any function, and is not a method of any element.</text:p>
      <text:p text:style-name="P21">Parameters</text:p>
      <text:p text:style-name="P8">evt</text:p>
      <text:p text:style-name="P2">Event to cancel the bubbling of.</text:p>
      <text:p text:style-name="P21"><text:line-break/>Return value</text:p>
      <text:p text:style-name="P14">None.</text:p>
      <text:p text:style-name="P21">Example calls</text:p>
      <text:p text:style-name="P15">DOMAssistant.cancelBubble(eventReference);</text:p>
      <text:p text:style-name="P15"/>
      <text:h text:style-name="P28" text:outline-level="1">DOMAssistantLoad Module</text:h>
      <text:p text:style-name="P16"><text:span text:style-name="T3">The DOMAssistantLoad module offers a way to call a number of functions as soon as the DOM has loaded, as opposed to waiting for all images and other external files to completely load. It was inspired and influenced by Dean Edwards, Matthias Miller, and John Resig: </text:span><text:a xlink:type="simple" xlink:href="http://dean.edwards.name/weblog/2006/06/again/"><text:span text:style-name="T9">window.onload (again)</text:span></text:a><text:span text:style-name="T3">.</text:span></text:p>
      <text:h text:style-name="Heading_20_2" text:outline-level="2"><text:line-break/>DOMReady()</text:h>
      <text:p text:style-name="P13">From any file, just call the DOMReady method with desired functions and they will be executed as soon as the DOM has loaded.</text:p>
      <text:p text:style-name="P21">Parameters</text:p>
      <text:p text:style-name="P14">Send in any number of function references, anonymous functions or strings with function names and parentheses.</text:p>
      <text:p text:style-name="P21">Return value</text:p>
      <text:p text:style-name="P14"><text:soft-page-break/>None.</text:p>
      <text:p text:style-name="P21">Example calls</text:p>
      <text:p text:style-name="P15">DOMAssistant.DOMReady(myFunc);</text:p>
      <text:p text:style-name="P15">DOMAssistant.DOMReady("myFunc('Some text')");</text:p>
      <text:p text:style-name="P15">DOMAssistant.DOMReady(myFunc, "anotherFunction()");</text:p>
      <text:p text:style-name="P15">DOMAssistant.DOMReady(myFunc, function(){ // Perform some magic });</text:p>
      <text:h text:style-name="Heading_20_2" text:outline-level="2">setErrorHandling()</text:h>
      <text:p text:style-name="P13">Offers a possibility to handle errors when the <text:span text:style-name="T10">DOMReady</text:span> method is being called.</text:p>
      <text:p text:style-name="P21">Parameters</text:p>
      <text:p text:style-name="P14">Send in a function reference.</text:p>
      <text:p text:style-name="P21">Return value</text:p>
      <text:p text:style-name="P14">None.</text:p>
      <text:p text:style-name="P21">Example calls</text:p>
      <text:p text:style-name="P15"><text:span text:style-name="T6">DOMAssistant.DOMLoad.setErrorHandling(function (e) {<text:line-break/><text:tab/></text:span>// e is the error object passed<text:line-break/><text:span text:style-name="T6">});</text:span></text:p>
      <text:h text:style-name="P28" text:outline-level="1"/>
      <text:h text:style-name="P30" text:outline-level="1">Supported CSS Selectors (CSS 1, CSS 2, CSS 3)</text:h>
      <text:p text:style-name="P13">With the DOMAssistant Core module and its $ method comes support for using CSS selectors to get a reference to one or multiple elements. There is support for any major CSS element selector in CSS 1, CSS 2 and CSS 3, with the exact same syntax as you would use in a CSS file.</text:p>
      <text:p text:style-name="P13">For an in-depth explanation of the CSS selectors and examples of how us them, please read <text:a xlink:type="simple" xlink:href="http://www.456bereastreet.com/archive/200509/css_21_selectors_part_1/">CSS 2.1 selectors</text:a> and <text:a xlink:type="simple" xlink:href="http://www.456bereastreet.com/archive/200601/css_3_selectors_explained/">CSS 3 selectors explained</text:a>.</text:p>
      <text:p text:style-name="Standard"><text:line-break/><text:span text:style-name="T13">Implemented CSS selectors<text:line-break/></text:span><text:span text:style-name="T4"><text:line-break/>#container</text:span></text:p>
      <text:p text:style-name="P20"><text:s text:c="4"/>Get an element with the id "container".</text:p>
      <text:p text:style-name="P20">.item</text:p>
      <text:p text:style-name="P20"><text:s text:c="4"/>Get all elements with the class name "item".</text:p>
      <text:p text:style-name="P20">#container.item</text:p>
      <text:p text:style-name="P20"><text:s text:c="4"/>Get an element with the id "container", if it also has the class name "item".</text:p>
      <text:p text:style-name="P20">p.info.error</text:p>
      <text:p text:style-name="P20"><text:s text:c="4"/>Get all P elements with both a class name consisting of both "info" and "error".</text:p>
      <text:p text:style-name="P20">div p</text:p>
      <text:p text:style-name="P20"><text:s text:c="4"/>Get all P elements which are descendants of any DIV element.</text:p>
      <text:p text:style-name="P20">div &gt; p</text:p>
      <text:p text:style-name="P20"><text:s text:c="4"/>Get all P elements which are direct descendants of any DIV element.</text:p>
      <text:p text:style-name="P20">div + p</text:p>
      <text:p text:style-name="P20"><text:soft-page-break/><text:s text:c="4"/>Get all P elements where their immediate previous sibling element is a DIV element.</text:p>
      <text:p text:style-name="P20">div ~ p</text:p>
      <text:p text:style-name="P20"><text:s text:c="4"/>Get all P elements which are following siblings to a DIV element (not necessarily immediate siblings).</text:p>
      <text:p text:style-name="P20">div[id]</text:p>
      <text:p text:style-name="P20"><text:s text:c="4"/>Get any DIV element which has an ID attribute.</text:p>
      <text:p text:style-name="P20">div[id=container]</text:p>
      <text:p text:style-name="P20"><text:s text:c="4"/>Get any DIV element which has an ID attribute with the value of "container".</text:p>
      <text:p text:style-name="P20">input[type=text][value=Yes]</text:p>
      <text:p text:style-name="P20"><text:s text:c="4"/>Get any INPUT element which has a TYPE attribute with the value of "text" and a VALUE attribute which is ="Yes".</text:p>
      <text:p text:style-name="P20">div[id^=empt]</text:p>
      <text:p text:style-name="P20"><text:s text:c="4"/>Get any DIV element where the ID attribute value begins with "empt".</text:p>
      <text:p text:style-name="P20">div[id$=parent]</text:p>
      <text:p text:style-name="P20"><text:s text:c="4"/>Get any DIV element where the ID attribute value ends with "parent".</text:p>
      <text:p text:style-name="P20">div[id*=mpt]</text:p>
      <text:p text:style-name="P20"><text:s text:c="4"/>Get any DIV element where the ID attribute value contains the text "mpt".</text:p>
      <text:p text:style-name="P20">div[foo~=bar]</text:p>
      <text:p text:style-name="P20"><text:s text:c="4"/>Get any DIV element where the foo attribute is a list of space-separated values, one of which is exactly equal to "bar".</text:p>
      <text:p text:style-name="P20">div[lang|=en]</text:p>
      <text:p text:style-name="P20"><text:s text:c="4"/>Get any DIV element where the lang attribute has a hyphen-separated list of values beginning (from the left) with "en".</text:p>
      <text:p text:style-name="P20"><text:soft-page-break/>div:first-child</text:p>
      <text:p text:style-name="P20"><text:s text:c="4"/>Get any DIV element which is the first child of its parent element.</text:p>
      <text:p text:style-name="P20">div:last-child</text:p>
      <text:p text:style-name="P20"><text:s text:c="4"/>Get any DIV element which is the last child of its parent.</text:p>
      <text:p text:style-name="P20">div:only-child</text:p>
      <text:p text:style-name="P20"><text:s text:c="4"/>Get any DIV element which is the only child of its parent.</text:p>
      <text:p text:style-name="P20">div#container p:first-of-type</text:p>
      <text:p text:style-name="P20"><text:s text:c="4"/>Get the P element which is the first P element child of a DIV element with an ID attribute with the value "container".</text:p>
      <text:p text:style-name="P20">p:last-of-type</text:p>
      <text:p text:style-name="P20"><text:s text:c="4"/>Get the P element which is the last P element child of its parent element.</text:p>
      <text:p text:style-name="P20">p:only-of-type</text:p>
      <text:p text:style-name="P20"><text:s text:c="4"/>Get any P element which is the only P element child of its parent element.</text:p>
      <text:p text:style-name="P20">p:nth-of-type(7)</text:p>
      <text:p text:style-name="P20"><text:s text:c="4"/>Get the P element which is the 7th P element child of its parent element.</text:p>
      <text:p text:style-name="P20">div:empty</text:p>
      <text:p text:style-name="P20"><text:s text:c="4"/>Get any DIV element which is completely empty (including text nodes).</text:p>
      <text:p text:style-name="P20">div:not([id=container])</text:p>
      <text:p text:style-name="P20"><text:s text:c="4"/>Get any DIV element where its ID attribute is not "container".</text:p>
      <text:p text:style-name="P20">div:nth-child(3)</text:p>
      <text:p text:style-name="P20"><text:s text:c="4"/>Get any DIV element which is the third child element of its parent element.</text:p>
      <text:p text:style-name="P20">div:nth-child(odd)</text:p>
      <text:p text:style-name="P20"><text:soft-page-break/><text:s text:c="4"/>Get every odd DIV child element of its parent element.</text:p>
      <text:p text:style-name="P20">div:nth-child(even)</text:p>
      <text:p text:style-name="P20"><text:s text:c="4"/>Get every even DIV child element of its parent element.</text:p>
      <text:p text:style-name="P20">div:nth-child(5n+3)</text:p>
      <text:p text:style-name="P20"><text:s text:c="4"/>Get every 5th DIV child element of its parent element, starting at 3, then 8, 13, 18 etc.</text:p>
      <text:p text:style-name="P20">tr:nth-last-of-type(-n+3)</text:p>
      <text:p text:style-name="P20"><text:s text:c="4"/>Get the last three rows of any tables.</text:p>
      <text:p text:style-name="P20">td:nth-last-child(n+1)</text:p>
      <text:p text:style-name="P20"><text:s text:c="4"/>Get all but the last column of any tables.</text:p>
      <text:p text:style-name="P20">input:enabled</text:p>
      <text:p text:style-name="P20"><text:s text:c="4"/>Get any INPUT element which is enabled.</text:p>
      <text:p text:style-name="P20">input:disabled</text:p>
      <text:p text:style-name="P20"><text:s text:c="4"/>Get any INPUT element which is disabled.</text:p>
      <text:p text:style-name="P20">input:checked</text:p>
      <text:p text:style-name="P20"><text:s text:c="4"/>Get any INPUT element which is checked.</text:p>
      <text:p text:style-name="P20">div:lang(zh)</text:p>
      <text:p text:style-name="P20"><text:s text:c="4"/>Get any DIV element which is in Chinese.</text:p>
      <text:p text:style-name="P20">p:target</text:p>
      <text:p text:style-name="P20"><text:s text:c="4"/>Get the P element which is the target of the referring URL.</text:p>
      <text:p text:style-name="P20">p, a</text:p>
      <text:p text:style-name="P20"><text:s text:c="4"/>Get all P elements and all A eleme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Lucida Grande" svg:font-family="'Lucida Grand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Monaco" fo:font-size="16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8-02-18T22:26:45</meta:creation-date>
    <dc:creator>Cheng Hong Lim</dc:creator>
    <dc:date>2009-05-03T00:57:45.81</dc:date>
    <meta:editing-cycles>104</meta:editing-cycles>
    <meta:editing-duration>PT05H26M36S</meta:editing-duration>
    <meta:document-statistic meta:table-count="0" meta:image-count="1" meta:object-count="0" meta:page-count="28" meta:paragraph-count="508" meta:word-count="3137" meta:character-count="21547"/>
    <meta:user-defined meta:name="Info 1"/>
    <meta:user-defined meta:name="Info 2"/>
    <meta:user-defined meta:name="Info 3"/>
    <meta:user-defined meta:name="Info 4"/>
  </office:meta>
</office:document-meta>
</file>